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T1" style:family="text">
      <style:text-properties fo:color="#d7ba7d" loext:opacity="100%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6a9955" loext:opacity="100%"/>
    </style:style>
    <style:style style:name="T6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menu</text:span>{</text:p>
      <text:p text:style-name="P2">    <text:span text:style-name="T3">height</text:span><text:span text:style-name="T2">: </text:span><text:span text:style-name="T4">100px</text:span><text:span text:style-name="T2">;</text:span></text:p>
      <text:p text:style-name="P2">    <text:span text:style-name="T3">width</text:span><text:span text:style-name="T2">: </text:span><text:span text:style-name="T4">1440px</text:span><text:span text:style-name="T2">;</text:span></text:p>
      <text:p text:style-name="P2">    <text:span text:style-name="T3">background-color</text:span><text:span text:style-name="T2">:#FF527A;</text:span></text:p>
      <text:p text:style-name="P1">}</text:p>
      <text:p text:style-name="P1"><text:span text:style-name="T1">.lista-menu</text:span>{ <text:span text:style-name="T5">/*para o id usamos hastag section#intro*/</text:span></text:p>
      <text:p text:style-name="P2">    <text:span text:style-name="T6">/*box-sizing aplica a margem e espaço a todo o corpo. Consegue zerar a formatação.*/</text:span></text:p>
      <text:p text:style-name="P2">    <text:span text:style-name="T3">text-align</text:span><text:span text:style-name="T2">: right;</text:span></text:p>
      <text:p text:style-name="P2">    <text:span text:style-name="T3">color</text:span><text:span text:style-name="T2">: #FFFFFF;</text:span></text:p>
      <text:p text:style-name="P1">}</text:p>
      <text:p text:style-name="P3">/*</text:p>
      <text:p text:style-name="P3">img{</text:p>
      <text:p text:style-name="P4">    <text:span text:style-name="T2">width: 130px; /*essa é a largura,termina em h*/</text:span></text:p>
      <text:p text:style-name="P2">   <text:span text:style-name="T6">/* height: 150px; /*essa é a altura, termina em t*/</text:span></text:p>
      <text:p text:style-name="P2">  <text:span text:style-name="T6">/*  margin:  10px;</text:span></text:p>
      <text:p text:style-name="P3">}</text:p>
      <text:p text:style-name="P3">/*</text:p>
      <text:p text:style-name="P3">.descricao{</text:p>
      <text:p text:style-name="P4">    <text:span text:style-name="T2">margin: 10px;</text:span></text:p>
      <text:p text:style-name="P4">    <text:span text:style-name="T2">display: inline;</text:span></text:p>
      <text:p text:style-name="P3">}</text:p>
      <text:p text:style-name="P3">h1{</text:p>
      <text:p text:style-name="P4">    <text:span text:style-name="T2">color:#FF9C45;</text:span></text:p>
      <text:p text:style-name="P4">    <text:span text:style-name="T2">text-align: center;</text:span></text:p>
      <text:p text:style-name="P4">    <text:span text:style-name="T2">padding: 20px;</text:span></text:p>
      <text:p text:style-name="P4">    <text:span text:style-name="T2">font-family:'Franklin Gothic Medium', 'Arial Narrow', Arial, sans-serif;</text:span></text:p>
      <text:p text:style-name="P4">    <text:span text:style-name="T2">font-size: 50px;</text:span></text:p>
      <text:p text:style-name="P4">    <text:span text:style-name="T2">font-weight: 200;</text:span></text:p>
      <text:p text:style-name="P3">}</text:p>
      <text:p text:style-name="P3">.endereco{</text:p>
      <text:p text:style-name="P4">    <text:span text:style-name="T2">text-align: center;</text:span></text:p>
      <text:p text:style-name="P4">    <text:span text:style-name="T2">font-family:Verdana, Geneva, Tahoma, sans-serif;</text:span></text:p>
      <text:p text:style-name="P4">    <text:span text:style-name="T2">font-size:larger;</text:span></text:p>
      <text:p text:style-name="P4">    <text:span text:style-name="T2">padding-bottom: 30px;</text:span></text:p>
      <text:p text:style-name="P3">}</text:p>
      <text:p text:style-name="P3">h2{</text:p>
      <text:p text:style-name="P4">    <text:span text:style-name="T2">font-family: Arial;</text:span></text:p>
      <text:p text:style-name="P4">    <text:span text:style-name="T2">color:#FA7892;</text:span></text:p>
      <text:p text:style-name="P3">}</text:p>
      <text:p text:style-name="P3">.list2{</text:p>
      <text:p text:style-name="P4">    <text:span text:style-name="T2">display: inline;</text:span></text:p>
      <text:p text:style-name="P4">    <text:span text:style-name="T2">margin-right: 50px;</text:span></text:p>
      <text:p text:style-name="P4">    <text:span text:style-name="T2">color:#FFFFFF;</text:span></text:p>
      <text:p text:style-name="P3">}</text:p>
      <text:p text:style-name="P3">.transicao{</text:p>
      <text:p text:style-name="P4">    <text:span text:style-name="T2">background-color:#F8F5F0;</text:span></text:p>
      <text:p text:style-name="P3">}</text:p>
      <text:p text:style-name="P3">.subtitulo{</text:p>
      <text:p text:style-name="P4">    <text:span text:style-name="T2">padding: 20px;</text:span></text:p>
      <text:p text:style-name="P4">    <text:span text:style-name="T2">margin-left: auto;</text:span></text:p>
      <text:p text:style-name="P3"><text:soft-page-break/>}</text:p>
      <text:p text:style-name="P3">.cardapio{</text:p>
      <text:p text:style-name="P4">    <text:span text:style-name="T2">padding: 20px;</text:span></text:p>
      <text:p text:style-name="P4">    <text:span text:style-name="T2">margin:10px;</text:span></text:p>
      <text:p text:style-name="P3">}</text:p>
      <text:p text:style-name="P3">.sabores{</text:p>
      <text:p text:style-name="P4">    <text:span text:style-name="T2">display: inline;</text:span></text:p>
      <text:p text:style-name="P3">}</text:p>
      <text:p text:style-name="P3">.tipos{</text:p>
      <text:p text:style-name="P4">    <text:span text:style-name="T2">display: inline;</text:span></text:p>
      <text:p text:style-name="P3">}</text:p>
      <text:p text:style-name="P3">.final{</text:p>
      <text:p text:style-name="P4">    <text:span text:style-name="T2">text-align: center;</text:span></text:p>
      <text:p text:style-name="P3">}</text:p>
      <text:p text:style-name="P3">.p1{</text:p>
      <text:p text:style-name="P4">    <text:span text:style-name="T2">padding: 10px;</text:span></text:p>
      <text:p text:style-name="P4">    <text:span text:style-name="T2">text-align: center;</text:span></text:p>
      <text:p text:style-name="P3">}</text:p>
      <text:p text:style-name="P3">.p2{</text:p>
      <text:p text:style-name="P4">    <text:span text:style-name="T2">text-align: center;</text:span></text:p>
      <text:p text:style-name="P4">    <text:span text:style-name="T2">margin: 10px;</text:span></text:p>
      <text:p text:style-name="P4">    <text:span text:style-name="T2">padding: 10px;</text:span></text:p>
      <text:p text:style-name="P3">}</text:p>
      <text:p text:style-name="P3">footer{</text:p>
      <text:p text:style-name="P4">    <text:span text:style-name="T2">background-color:antiquewhite;</text:span></text:p>
      <text:p text:style-name="P4">    <text:span text:style-name="T2">text-align: justify;</text:span></text:p>
      <text:p text:style-name="P3">}</text:p>
      <text:p text:style-name="P3">button{</text:p>
      <text:p text:style-name="P4">    <text:span text:style-name="T2">background-color:#FF4643;</text:span></text:p>
      <text:p text:style-name="P4">    <text:span text:style-name="T2">color:#FFFFFF;</text:span></text:p>
      <text:p text:style-name="P4">    <text:span text:style-name="T2">text-align: center;</text:span></text:p>
      <text:p text:style-name="P4">    <text:span text:style-name="T2">font-family: Arial, "Helvetica Neue", Helvetica, sans-serif;</text:span></text:p>
      <text:p text:style-name="P4">    <text:span text:style-name="T2">padding: 20px;</text:span></text:p>
      <text:p text:style-name="P3">}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20:03:13.261000000</meta:creation-date>
    <dc:date>2023-10-24T21:02:42.794000000</dc:date>
    <meta:editing-duration>PT59M31S</meta:editing-duration>
    <meta:editing-cycles>1</meta:editing-cycles>
    <meta:document-statistic meta:table-count="0" meta:image-count="0" meta:object-count="0" meta:page-count="2" meta:paragraph-count="84" meta:word-count="164" meta:character-count="1429" meta:non-whitespace-character-count="1166"/>
    <meta:generator>LibreOffice/7.5.4.2$Windows_X86_64 LibreOffice_project/36ccfdc35048b057fd9854c757a8b67ec53977b6</meta:generator>
  </office:meta>
</office:document-meta>
</file>